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1.27cm" svg:y="5.08cm" presentation:class="title" presentation:user-transformed="true">
          <draw:text-box>
            <text:p>Реализация библиотеки для упрощения создания устройств умного дома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Цел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Упростить разработку IOT устройств</text:p>
              </text:list-item>
              <text:list-item>
                <text:p>Стандартизировать взаимодествие IOT устройст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Базовый функционал библиотек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Подключение и управление WiFi сетью</text:p>
              </text:list-item>
              <text:list-item>
                <text:p>Упрощение подключения к устройству и его поиска </text:p>
              </text:list-item>
              <text:list-item>
                <text:p>Набор стандартных REST ендпоинтов у устройства (/info, /state, /action, /config, /setup, /restart) </text:p>
              </text:list-item>
              <text:list-item>
                <text:p>Возможность объединения с другими устройствами в mesh сеть на основе 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BLE mesh сеть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Планируется использовать режим advertising</text:p>
              </text:list-item>
              <text:list-item>
                <text:p>Каждый пакет данных будет шифроваться</text:p>
              </text:list-item>
              <text:list-item>
                <text:p>Обмен ключами для шифровки и расшифровки при сопряжени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Состояние проект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Реализовано:</text:p>
              </text:list-header>
              <text:list-item>
                <text:p>Логика настройки и управления WiFi сетью</text:p>
              </text:list-item>
              <text:list-item>
                <text:p>Набор REST ендпоинтов</text:p>
              </text:list-item>
              <text:list-item>
                <text:p>Менеджер настроек на базе EEPROM</text:p>
              </text:list-item>
              <text:list-item>
                <text:p>Контроллер для оконных жалюзей</text:p>
              </text:list-item>
              <text:list-item>
                <text:p>Поиск устройства через multica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20:09.841098545</meta:creation-date>
    <dc:date>2023-03-06T17:33:27.663673410</dc:date>
    <meta:editing-duration>PT9M40S</meta:editing-duration>
    <meta:editing-cycles>6</meta:editing-cycles>
    <meta:generator>LibreOffice/7.4.5.1$Linux_X86_64 LibreOffice_project/40$Build-1</meta:generator>
    <meta:document-statistic meta:object-count="40"/>
  </office:meta>
</office:document-meta>
</file>